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0" fo:orphans="0" fo:break-before="page" style:text-autospace="none" fo:margin-bottom="0in" fo:line-height="0.0006in"/>
      <style:text-properties style:font-name="Times New Roman" fo:font-size="12pt" style:font-size-asian="12pt" style:font-size-complex="12pt"/>
    </style:style>
    <style:style style:name="P2" style:parent-style-name="Standard" style:family="paragraph">
      <style:paragraph-properties fo:widows="0" fo:orphans="0" style:text-autospace="none" fo:text-align="center" fo:margin-bottom="0in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3" style:parent-style-name="Standard" style:family="paragraph">
      <style:paragraph-properties fo:widows="0" fo:orphans="0" style:text-autospace="none" fo:text-align="center" fo:margin-bottom="0in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4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5" style:parent-style-name="Standard" style:family="paragraph">
      <style:paragraph-properties fo:widows="0" fo:orphans="0" style:text-autospace="none" fo:margin-bottom="0in"/>
    </style:style>
    <style:style style:name="T6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2pt"/>
    </style:style>
    <style:style style:name="P7" style:parent-style-name="Standard" style:family="paragraph">
      <style:paragraph-properties fo:widows="0" fo:orphans="0" style:text-autospace="none" fo:margin-bottom="0in" fo:text-indent="0.4923in"/>
    </style:style>
    <style:style style:name="T8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0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P11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3" style:parent-style-name="Standard" style:family="paragraph">
      <style:paragraph-properties fo:widows="0" fo:orphans="0" style:text-autospace="none" fo:margin-bottom="0in"/>
    </style:style>
    <style:style style:name="T14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2pt"/>
    </style:style>
    <style:style style:name="T15" style:parent-style-name="DefaultParagraphFont" style:family="text">
      <style:text-properties style:font-name="Cambria" style:font-weight-complex="bold" fo:font-size="12pt" style:font-size-asian="12pt" style:font-size-complex="12pt"/>
    </style:style>
    <style:style style:name="P16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7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8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9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20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21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22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23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24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25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26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27" style:parent-style-name="Standard" style:family="paragraph">
      <style:paragraph-properties fo:widows="0" fo:orphans="0" style:text-autospace="none" fo:margin-bottom="0in"/>
    </style:style>
    <style:style style:name="T28" style:parent-style-name="DefaultParagraphFont" style:family="text">
      <style:text-properties style:font-name="Cambria" style:font-weight-complex="bold" fo:font-size="12pt" style:font-size-asian="12pt" style:font-size-complex="12pt"/>
    </style:style>
    <style:style style:name="T29" style:parent-style-name="DefaultParagraphFont" style:family="text">
      <style:text-properties style:font-name="Cambria" style:font-weight-complex="bold" fo:font-size="12pt" style:font-size-asian="12pt" style:font-size-complex="12pt"/>
    </style:style>
    <style:style style:name="T30" style:parent-style-name="DefaultParagraphFont" style:family="text">
      <style:text-properties style:font-name="Cambria" style:font-weight-complex="bold" fo:font-size="12pt" style:font-size-asian="12pt" style:font-size-complex="12pt"/>
    </style:style>
    <style:style style:name="T31" style:parent-style-name="DefaultParagraphFont" style:family="text">
      <style:text-properties style:font-name="Cambria" style:font-weight-complex="bold" style:text-position="super 66.6%" fo:font-size="12pt" style:font-size-asian="12pt" style:font-size-complex="12pt"/>
    </style:style>
    <style:style style:name="T32" style:parent-style-name="DefaultParagraphFont" style:family="text">
      <style:text-properties style:font-name="Cambria" style:font-weight-complex="bold" fo:font-size="12pt" style:font-size-asian="12pt" style:font-size-complex="12pt"/>
    </style:style>
    <style:style style:name="P33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34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35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36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37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38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39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40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41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42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43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44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45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46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47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48" style:parent-style-name="Standard" style:family="paragraph">
      <style:paragraph-properties fo:widows="0" fo:orphans="0" style:text-autospace="none" fo:margin-bottom="0in"/>
      <style:text-properties style:font-name="Cambria" style:font-weight-complex="bold" fo:font-size="12pt" style:font-size-asian="12pt" style:font-size-complex="12pt"/>
    </style:style>
    <style:style style:name="P49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50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T51" style:parent-style-name="DefaultParagraphFont" style:family="text">
      <style:text-properties style:font-name="Times New Roman" style:font-weight-complex="bold" fo:color="#23B8DC" fo:font-size="12pt" style:font-size-asian="12pt" style:font-size-complex="12pt"/>
    </style:style>
    <style:style style:name="T52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53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54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P55" style:parent-style-name="Standard" style:family="paragraph">
      <style:paragraph-properties fo:widows="0" fo:orphans="0" style:text-autospace="none" fo:margin-bottom="0in" fo:line-height="100%"/>
    </style:style>
    <style:style style:name="T56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57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58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59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60" style:parent-style-name="Normal" style:family="paragraph">
      <style:paragraph-properties fo:text-align="center"/>
      <style:text-properties fo:language="en" fo:country="US"/>
    </style:style>
    <style:style style:name="T61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62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63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64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65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66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67" style:parent-style-name="Normal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68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69" style:parent-style-name="Normal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70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71" style:parent-style-name="Normal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72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73" style:parent-style-name="Normal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74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75" style:parent-style-name="Normal" style:family="paragraph">
      <style:paragraph-properties fo:text-align="center"/>
      <style:text-properties fo:language="en" fo:country="US"/>
    </style:style>
    <style:style style:name="T76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77" style:parent-style-name="Normal" style:family="paragraph">
      <style:paragraph-properties fo:text-align="center"/>
      <style:text-properties fo:language="en" fo:country="US"/>
    </style:style>
    <style:style style:name="T78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79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80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81" style:parent-style-name="Normal" style:family="paragraph">
      <style:paragraph-properties fo:text-align="center"/>
      <style:text-properties fo:font-size="11pt" style:font-size-asian="11pt" style:font-size-complex="11pt"/>
    </style:style>
    <style:style style:name="T82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83" style:parent-style-name="Normal" style:family="paragraph">
      <style:paragraph-properties fo:text-align="center"/>
      <style:text-properties fo:font-size="11pt" style:font-size-asian="11pt" style:font-size-complex="11pt"/>
    </style:style>
    <style:style style:name="T84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85" style:parent-style-name="Normal" style:family="paragraph">
      <style:paragraph-properties fo:text-align="center"/>
      <style:text-properties fo:font-size="11pt" style:font-size-asian="11pt" style:font-size-complex="11pt"/>
    </style:style>
    <style:style style:name="T86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87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88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89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90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91" style:parent-style-name="Normal" style:family="paragraph">
      <style:paragraph-properties fo:text-align="center"/>
      <style:text-properties fo:font-size="11pt" style:font-size-asian="11pt" style:font-size-complex="11pt"/>
    </style:style>
    <style:style style:name="T92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93" style:parent-style-name="Normal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94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95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96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T97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98" style:parent-style-name="Normal" style:family="paragraph">
      <style:paragraph-properties fo:text-align="center"/>
    </style:style>
    <style:style style:name="T99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100" style:parent-style-name="Normal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101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102" style:parent-style-name="Normal" style:family="paragraph">
      <style:paragraph-properties fo:text-align="center"/>
    </style:style>
    <style:style style:name="T103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104" style:parent-style-name="Normal" style:family="paragraph">
      <style:paragraph-properties fo:text-align="center"/>
      <style:text-properties fo:language="en" fo:country="US"/>
    </style:style>
    <style:style style:name="T105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 fo:language="en" fo:country="US" style:language-asian="en" style:country-asian="US"/>
    </style:style>
    <style:style style:name="P106" style:parent-style-name="Normal" style:family="paragraph">
      <style:paragraph-properties fo:text-align="center"/>
      <style:text-properties fo:language="en" fo:country="US"/>
    </style:style>
    <style:style style:name="T107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2pt" fo:language="en" fo:country="US" style:language-asian="en" style:country-asian="US"/>
    </style:style>
    <style:style style:name="P108" style:parent-style-name="Normal" style:family="paragraph">
      <style:paragraph-properties fo:text-align="center" fo:background-color="#00B0F0"/>
    </style:style>
    <style:style style:name="P109" style:parent-style-name="Normal" style:family="paragraph">
      <style:paragraph-properties fo:text-align="center" fo:background-color="#00B0F0"/>
      <style:text-properties fo:font-weight="bold" style:font-weight-asian="bold"/>
    </style:style>
    <style:style style:family="graphic" style:name="a20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6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9" style:parent-style-name="Graphics">
      <style:graphic-properties fo:wrap-option="wrap" fo:border="0.01042in solid #000000" fo:padding-top="0.05in" fo:padding-bottom="0.05in" fo:padding-left="0.1in" fo:padding-right="0.1in" fo:background-color="#c6d9f1" draw:textarea-vertical-align="top" draw:textarea-horizontal-align="left" style:wrap="parallel" style:wrap-contour="false" draw:opacity="100%" style:horizontal-rel="page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dce6f2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3" style:parent-style-name="Graphics">
      <style:graphic-properties fo:wrap-option="wrap" fo:border="0.01042in solid #000000" fo:padding-top="0.05in" fo:padding-bottom="0.05in" fo:padding-left="0.1in" fo:padding-right="0.1in" fo:background-color="#dce6f2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4" style:parent-style-name="Graphics">
      <style:graphic-properties fo:wrap-option="wrap" fo:border="0.01042in solid #000000" fo:padding-top="0.05in" fo:padding-bottom="0.05in" fo:padding-left="0.1in" fo:padding-right="0.1in" fo:background-color="#00b0f0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Criterion A: Planning</text:p>
      <text:p text:style-name="P3"/>
      <text:p text:style-name="P4">Description of the Scenario</text:p>
      <text:p text:style-name="P5"><text:span text:style-name="T6"><text:tab/></text:span></text:p>
      <text:p text:style-name="P7"><text:span text:style-name="T8">T</text:span><text:span text:style-name="T9">he yearly NCAA basketball tournament, known to most as March Mad</text:span><text:span text:style-name="T10">ness, is always one of the most competitive and entertaining competitions that my parents and I partake in.</text:span></text:p>
      <text:p text:style-name="P11"/>
      <text:p text:style-name="P12">Rationale for Proposed Solution</text:p>
      <text:p text:style-name="P13"><text:span text:style-name="T14"><text:tab/></text:span><text:span text:style-name="T15">Due to the fact that my dad updates the weekly information</text:span></text:p>
      <text:p text:style-name="P16"/>
      <text:p text:style-name="P17"/>
      <text:p text:style-name="P18">Success Criteria</text:p>
      <text:p text:style-name="P19"/>
      <text:p text:style-name="P20">My father and I decided on the following success criteria for the March Madness program:</text:p>
      <text:p text:style-name="P21"/>
      <text:p text:style-name="P22">General Criterion:</text:p>
      <text:list text:style-name="LFO3" text:continue-numbering="true">
        <text:list-item>
          <text:p text:style-name="P23">Allow for the creation of up to 30 unique<text:s/>accounts</text:p>
        </text:list-item>
        <text:list-item>
          <text:p text:style-name="P24">Login<text:s/>system that will only let the user edit their own bracket</text:p>
        </text:list-item>
        <text:list-item>
          <text:p text:style-name="P25">Save the<text:s/>name and password for all users</text:p>
        </text:list-item>
        <text:list-item>
          <text:p text:style-name="P26">Allow users<text:s/>to create a bracket out of the 64 March Madness teams</text:p>
        </text:list-item>
        <text:list-item>
          <text:p text:style-name="P27"><text:span text:style-name="T28">Allow fo</text:span><text:span text:style-name="T29">r changes to be made to brackets</text:span><text:span text:style-name="T30"><text:s/>up until March 19</text:span><text:span text:style-name="T31">th</text:span><text:span text:style-name="T32">, 2019</text:span></text:p>
        </text:list-item>
        <text:list-item>
          <text:p text:style-name="P33">Allow the brackets to viewable, but not editable, by all users</text:p>
        </text:list-item>
        <text:list-item>
          <text:p text:style-name="P34">Menu<text:s/>system that lets users switch between viewing brackets and viewing NCAA updates</text:p>
        </text:list-item>
      </text:list>
      <text:p text:style-name="P35"/>
      <text:p text:style-name="P36">Criterion Updated Daily:</text:p>
      <text:list text:style-name="LFO3" text:continue-numbering="true">
        <text:list-item>
          <text:p text:style-name="P37">Store NCAA game results in the database as they are played</text:p>
        </text:list-item>
        <text:list-item>
          <text:p text:style-name="P38">Printout NCAA game results</text:p>
        </text:list-item>
        <text:list-item>
          <text:p text:style-name="P39">Ranking<text:s/>system that shows who has the most complete<text:s/>overall bracket</text:p>
        </text:list-item>
        <text:list-item>
          <text:p text:style-name="P40">Printout a list of users who lost Sweet Sixteen picks</text:p>
        </text:list-item>
        <text:list-item>
          <text:p text:style-name="P41">Printout a list of users who lost Elite Eight picks</text:p>
        </text:list-item>
        <text:list-item>
          <text:p text:style-name="P42">Printout a list of users who lost Final Four picks</text:p>
        </text:list-item>
        <text:list-item>
          <text:p text:style-name="P43">Printout a list of users who lost their Champion</text:p>
        </text:list-item>
        <text:list-item>
          <text:p text:style-name="P44">Printout<text:s/>the<text:s/>number of upsets (lower seeded teams winning)</text:p>
        </text:list-item>
        <text:list-item>
          <text:p text:style-name="P45">Print in<text:s/>a<text:s/>table<text:s/>the<text:s/>quantity of number of<text:s/>wins based on team seed number</text:p>
        </text:list-item>
        <text:list-item>
          <text:p text:style-name="P46">Printout most correct bracket and incorrect bracket per region</text:p>
        </text:list-item>
        <text:list-item>
          <text:p text:style-name="P47">Print out winning percentages of<text:s/>animal vs<text:s/>humanoid mascot games</text:p>
        </text:list-item>
      </text:list>
      <text:p text:style-name="P48"/>
      <text:p text:style-name="P49"/>
      <text:p text:style-name="P50">Criterion B: Design</text:p>
      <text:soft-page-break/>
      <text:p text:style-name="Standard"><text:span text:style-name="T51"><text:tab/><text:s/></text:span><text:span text:style-name="T52">To give help organize the layout of the March Madness<text:s/></text:span><text:span text:style-name="T53">program,<text:s/></text:span><text:span text:style-name="T54">I first created a hypothetical diagram of how I may want the program to function, which can be seen below.</text:span></text:p>
      <text:p text:style-name="P55"><text:span text:style-name="T56"><draw:connector draw:type="line" svg:x1="3.40625in" svg:y1="1.42153in" svg:x2="5.05208in" svg:y2="1.78611in" draw:z-index="251682816" draw:id="id0" draw:style-name="a0" draw:name="Straight Connector 16" text:anchor-type="paragraph"><svg:title/><svg:desc/></draw:connector></text:span><text:span text:style-name="T57"><draw:connector draw:type="line" svg:x1="0.10417in" svg:y1="2.27778in" svg:x2="0.89583in" svg:y2="2.10139in" draw:z-index="251686912" draw:id="id1" draw:style-name="a1" draw:name="Straight Connector 18" text:anchor-type="paragraph"><svg:title/><svg:desc/></draw:connector></text:span><text:span text:style-name="T58"><draw:connector draw:type="line" svg:x1="5.78056in" svg:y1="2.27778in" svg:x2="5.30208in" svg:y2="2.09097in" draw:z-index="251729920" draw:id="id2" draw:style-name="a2" draw:name="Straight Connector 40" text:anchor-type="paragraph"><svg:title/><svg:desc/></draw:connector></text:span><text:span text:style-name="T59"><draw:frame draw:z-index="251661312" draw:id="id3" draw:style-name="a3" draw:name="Text Box 2" text:anchor-type="paragraph" svg:x="4.11181in" svg:y="1.78889in" svg:width="1.84375in" svg:height="0.30278in" style:rel-width="scale" style:rel-height="scale"><draw:text-box><text:p text:style-name="P60">League Info</text:p></draw:text-box><svg:title/><svg:desc/></draw:frame></text:span><text:span text:style-name="T61"><draw:connector draw:type="line" svg:x1="4.84375in" svg:y1="2.10556in" svg:x2="4.375in" svg:y2="2.28264in" draw:z-index="251727872" draw:id="id4" draw:style-name="a4" draw:name="Straight Connector 39" text:anchor-type="paragraph"><svg:title/><svg:desc/></draw:connector></text:span><text:span text:style-name="T62"><draw:connector draw:type="line" svg:x1="4.375in" svg:y1="3.49097in" svg:x2="4.375in" svg:y2="3.65764in" draw:z-index="251719680" draw:id="id5" draw:style-name="a5" draw:name="Straight Connector 35" text:anchor-type="paragraph"><svg:title/><svg:desc/></draw:connector></text:span><text:span text:style-name="T63"><draw:connector draw:type="line" svg:x1="4.36458in" svg:y1="2.84514in" svg:x2="4.36458in" svg:y2="3.01181in" draw:z-index="251723776" draw:id="id6" draw:style-name="a6" draw:name="Straight Connector 37" text:anchor-type="paragraph"><svg:title/><svg:desc/></draw:connector></text:span><text:span text:style-name="T64"><draw:connector draw:type="line" svg:x1="5.78125in" svg:y1="2.84514in" svg:x2="5.78125in" svg:y2="3.01181in" draw:z-index="251721728" draw:id="id7" draw:style-name="a7" draw:name="Straight Connector 36" text:anchor-type="paragraph"><svg:title/><svg:desc/></draw:connector></text:span><text:span text:style-name="T65"><draw:connector draw:type="line" svg:x1="5.77083in" svg:y1="3.49097in" svg:x2="5.77083in" svg:y2="3.65764in" draw:z-index="251725824" draw:id="id8" draw:style-name="a8" draw:name="Straight Connector 38" text:anchor-type="paragraph"><svg:title/><svg:desc/></draw:connector></text:span><text:span text:style-name="T66"><draw:frame draw:z-index="251717632" draw:id="id9" draw:style-name="a9" draw:name="Text Box 2" text:anchor-type="paragraph" svg:x="5.30208in" svg:y="3.64722in" svg:width="0.94792in" svg:height="0.6875in" style:rel-width="scale" style:rel-height="scale"><draw:text-box><text:p text:style-name="P67">View Bracket Losses</text:p></draw:text-box><svg:title/><svg:desc/></draw:frame></text:span><text:span text:style-name="T68"><draw:frame draw:z-index="251715584" draw:id="id10" draw:style-name="a10" draw:name="Text Box 2" text:anchor-type="paragraph" svg:x="5.30208in" svg:y="3.00139in" svg:width="0.94792in" svg:height="0.48958in" style:rel-width="scale" style:rel-height="scale"><draw:text-box><text:p text:style-name="P69">View Top Brackets</text:p></draw:text-box><svg:title/><svg:desc/></draw:frame></text:span><text:span text:style-name="T70"><draw:frame draw:z-index="251713536" draw:id="id11" draw:style-name="a11" draw:name="Text Box 2" text:anchor-type="paragraph" svg:x="3.89583in" svg:y="3.64722in" svg:width="0.94792in" svg:height="0.48958in" style:rel-width="scale" style:rel-height="scale"><draw:text-box><text:p text:style-name="P71">Update Brackets</text:p></draw:text-box><svg:title/><svg:desc/></draw:frame></text:span><text:span text:style-name="T72"><draw:frame draw:z-index="251711488" draw:id="id12" draw:style-name="a12" draw:name="Text Box 2" text:anchor-type="paragraph" svg:x="3.89583in" svg:y="3.00139in" svg:width="0.94792in" svg:height="0.48958in" style:rel-width="scale" style:rel-height="scale"><draw:text-box><text:p text:style-name="P73">Update Results</text:p></draw:text-box><svg:title/><svg:desc/></draw:frame></text:span><text:span text:style-name="T74"><draw:frame draw:z-index="251707392" draw:id="id13" draw:style-name="a13" draw:name="Text Box 2" text:anchor-type="paragraph" svg:x="3.83333in" svg:y="2.28264in" svg:width="1.07292in" svg:height="0.55208in" style:rel-width="scale" style:rel-height="scale"><draw:text-box><text:p text:style-name="P75">Update League Info</text:p></draw:text-box><svg:title/><svg:desc/></draw:frame></text:span><text:span text:style-name="T76"><draw:frame draw:z-index="251709440" draw:id="id14" draw:style-name="a14" draw:name="Text Box 2" text:anchor-type="paragraph" svg:x="5.22917in" svg:y="2.28264in" svg:width="1.07292in" svg:height="0.55208in" style:rel-width="scale" style:rel-height="scale"><draw:text-box><text:p text:style-name="P77">View League Info</text:p></draw:text-box><svg:title/><svg:desc/></draw:frame></text:span><text:span text:style-name="T78"><draw:connector draw:type="line" svg:x1="2.71875in" svg:y1="3.93125in" svg:x2="2.71875in" svg:y2="4.06389in" draw:z-index="251705344" draw:id="id15" draw:style-name="a15" draw:name="Straight Connector 27" text:anchor-type="paragraph"><svg:title/><svg:desc/></draw:connector></text:span><text:span text:style-name="T79"><draw:connector draw:type="line" svg:x1="2.71875in" svg:y1="3.13681in" svg:x2="2.71875in" svg:y2="3.30347in" draw:z-index="251703296" draw:id="id16" draw:style-name="a16" draw:name="Straight Connector 26" text:anchor-type="paragraph"><svg:title/><svg:desc/></draw:connector></text:span><text:span text:style-name="T80"><draw:frame draw:z-index="251693056" draw:id="id17" draw:style-name="a17" draw:name="Text Box 2" text:anchor-type="paragraph" svg:x="2.25in" svg:y="4.06389in" svg:width="0.91667in" svg:height="0.4625in" style:rel-width="scale" style:rel-height="scale"><draw:text-box><text:p text:style-name="P81">Create<text:s/>Bracket</text:p></draw:text-box><svg:title/><svg:desc/></draw:frame></text:span><text:span text:style-name="T82"><draw:frame draw:z-index="251669504" draw:id="id18" draw:style-name="a18" draw:name="Text Box 2" text:anchor-type="paragraph" svg:x="2.25in" svg:y="3.29097in" svg:width="0.91667in" svg:height="0.63819in" style:rel-width="scale" style:rel-height="scale"><draw:text-box><text:p text:style-name="P83">Save Name<text:s/>and Password</text:p></draw:text-box><svg:title/><svg:desc/></draw:frame></text:span><text:span text:style-name="T84"><draw:frame draw:z-index="251695104" draw:id="id19" draw:style-name="a19" draw:name="Text Box 2" text:anchor-type="paragraph" svg:x="0.92708in" svg:y="3.30347in" svg:width="1.0625in" svg:height="0.4625in" style:rel-width="scale" style:rel-height="scale"><draw:text-box><text:p text:style-name="P85">View My Bracket</text:p></draw:text-box><svg:title/><svg:desc/></draw:frame></text:span><text:span text:style-name="T86"><draw:connector draw:type="line" svg:x1="1.4375in" svg:y1="3.13681in" svg:x2="1.4375in" svg:y2="3.30833in" draw:z-index="251701248" draw:id="id20" draw:style-name="a20" draw:name="Straight Connector 25" text:anchor-type="paragraph"><svg:title/><svg:desc/></draw:connector></text:span><text:span text:style-name="T87"><draw:connector draw:type="line" svg:x1="1.34375in" svg:y1="2.10556in" svg:x2="2.02083in" svg:y2="2.28264in" draw:z-index="251688960" draw:id="id21" draw:style-name="a21" draw:name="Straight Connector 19" text:anchor-type="paragraph"><svg:title/><svg:desc/></draw:connector></text:span><text:span text:style-name="T88"><draw:connector draw:type="line" svg:x1="1.85417in" svg:y1="2.59514in" svg:x2="1.4375in" svg:y2="2.84514in" draw:z-index="251699200" draw:id="id22" draw:style-name="a22" draw:name="Straight Connector 24" text:anchor-type="paragraph"><svg:title/><svg:desc/></draw:connector></text:span><text:span text:style-name="T89"><draw:connector draw:type="line" svg:x1="2.23958in" svg:y1="2.58472in" svg:x2="2.6875in" svg:y2="2.84236in" draw:z-index="251697152" draw:id="id23" draw:style-name="a23" draw:name="Straight Connector 23" text:anchor-type="paragraph"><svg:title/><svg:desc/></draw:connector></text:span><text:span text:style-name="T90"><draw:frame draw:z-index="251671552" draw:id="id24" draw:style-name="a24" draw:name="Text Box 2" text:anchor-type="paragraph" svg:x="2.10417in" svg:y="2.84097in" svg:width="1.17708in" svg:height="0.28681in" style:rel-width="scale" style:rel-height="scale"><draw:text-box><text:p text:style-name="P91">Create<text:s/>Account</text:p></draw:text-box><svg:title/><svg:desc/></draw:frame></text:span><text:span text:style-name="T92"><draw:frame draw:z-index="251675648" draw:id="id25" draw:style-name="a25" draw:name="Text Box 2" text:anchor-type="paragraph" svg:x="0.89583in" svg:y="2.84514in" svg:width="1.0625in" svg:height="0.28681in" style:rel-width="scale" style:rel-height="scale"><draw:text-box><text:p text:style-name="P93">Login</text:p></draw:text-box><svg:title/><svg:desc/></draw:frame></text:span><text:span text:style-name="T94"><draw:connector draw:type="line" svg:x1="1.16667in" svg:y1="1.80278in" svg:x2="2.85417in" svg:y2="1.41875in" draw:z-index="251680768" draw:id="id26" draw:style-name="a26" draw:name="Straight Connector 15" text:anchor-type="paragraph"><svg:title/><svg:desc/></draw:connector></text:span><text:span text:style-name="T95"><draw:connector draw:type="line" svg:x1="0.10417in" svg:y1="2.84514in" svg:x2="0.10417in" svg:y2="2.59514in" draw:z-index="251691008" draw:id="id27" draw:style-name="a27" draw:name="Straight Connector 20" text:anchor-type="paragraph"><svg:title/><svg:desc/></draw:connector></text:span><text:span text:style-name="T96"><draw:connector draw:type="line" svg:x1="3.16667in" svg:y1="1.11597in" svg:x2="3.16667in" svg:y2="0.82431in" draw:z-index="251684864" draw:id="id28" draw:style-name="a28" draw:name="Straight Connector 17" text:anchor-type="paragraph"><svg:title/><svg:desc/></draw:connector></text:span><text:span text:style-name="T97"><draw:frame draw:z-index="251663360" draw:id="id29" draw:style-name="a29" draw:name="Text Box 2" text:anchor-type="paragraph" svg:x="0in" svg:y="1.11181in" svg:width="1.91667in" svg:height="0.30278in" style:rel-width="scale" style:rel-height="scale"><draw:text-box><text:p text:style-name="P98">Main Menu</text:p></draw:text-box><svg:title/><svg:desc/></draw:frame></text:span><text:span text:style-name="T99"><draw:frame draw:z-index="251679744" draw:id="id30" draw:style-name="a30" draw:name="Text Box 11" text:anchor-type="paragraph" svg:x="-0.38542in" svg:y="2.84514in" svg:width="0.98958in" svg:height="0.4625in" style:rel-width="scale" style:rel-height="scale"><draw:text-box><text:p text:style-name="P100">View a Bracket</text:p></draw:text-box><svg:title/><svg:desc/></draw:frame></text:span><text:span text:style-name="T101"><draw:frame draw:z-index="251673600" draw:id="id31" draw:style-name="a31" draw:name="Text Box 2" text:anchor-type="paragraph" svg:x="1.34375in" svg:y="2.28542in" svg:width="1.42708in" svg:height="0.30278in" style:rel-width="scale" style:rel-height="scale"><draw:text-box><text:p text:style-name="P102">My Bracket</text:p></draw:text-box><svg:title/><svg:desc/></draw:frame></text:span><text:span text:style-name="T103"><draw:frame draw:z-index="251677696" draw:id="id32" draw:style-name="a32" draw:name="Text Box 10" text:anchor-type="paragraph" svg:x="-0.57292in" svg:y="2.28542in" svg:width="1.34375in" svg:height="0.30278in" style:rel-width="scale" style:rel-height="scale"><draw:text-box><text:p text:style-name="P104">All<text:s/>Brackets</text:p></draw:text-box><svg:title/><svg:desc/></draw:frame></text:span><text:span text:style-name="T105"><draw:frame draw:z-index="251665408" draw:id="id33" draw:style-name="a33" draw:name="Text Box 2" text:anchor-type="paragraph" svg:x="0.17708in" svg:y="1.79931in" svg:width="1.84375in" svg:height="0.30278in" style:rel-width="scale" style:rel-height="scale"><draw:text-box><text:p text:style-name="P106">Brackets</text:p></draw:text-box><svg:title/><svg:desc/></draw:frame></text:span><text:span text:style-name="T107"><draw:frame draw:z-index="251659264" draw:id="id34" draw:style-name="a34" draw:name="Text Box 2" text:anchor-type="paragraph" svg:x="1.85417in" svg:y="0.09097in" svg:width="2.58125in" svg:height="0.72917in" style:rel-width="scale" style:rel-height="scale"><draw:text-box><text:p text:style-name="P108"/><text:p text:style-name="P109">March Madness Program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WW8Num1z2" style:display-name="WW8Num1z2" style:family="text">
      <style:text-properties style:font-name-complex="Times New Roman"/>
    </style:style>
    <style:style style:name="WW8Num2z1" style:display-name="WW8Num2z1" style:family="text">
      <style:text-properties style:font-name-complex="Times New Roma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style:font-size-complex="10.5pt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bullet text:level="1" text:bullet-char="·">
        <style:list-level-properties text:space-before="0.25in" text:min-label-width="0.25in"/>
      </text:list-level-style-bullet>
      <text:list-level-style-bullet text:level="2" text:bullet-char="-">
        <style:list-level-properties text:space-before="0.75in" text:min-label-width="0.25in"/>
      </text:list-level-style-bullet>
      <text:list-level-style-number text:level="3" text:style-name="WW_CharLFO1LVL3" style:num-format="1">
        <style:list-level-properties/>
      </text:list-level-style-number>
      <text:list-level-style-number text:level="4" text:style-name="WW_CharLFO1LVL4" style:num-format="1">
        <style:list-level-properties/>
      </text:list-level-style-number>
      <text:list-level-style-number text:level="5" text:style-name="WW_CharLFO1LVL5" style:num-format="1">
        <style:list-level-properties/>
      </text:list-level-style-number>
      <text:list-level-style-number text:level="6" text:style-name="WW_CharLFO1LVL6" style:num-format="1">
        <style:list-level-properties/>
      </text:list-level-style-number>
      <text:list-level-style-number text:level="7" text:style-name="WW_CharLFO1LVL7" style:num-format="1">
        <style:list-level-properties/>
      </text:list-level-style-number>
      <text:list-level-style-number text:level="8" text:style-name="WW_CharLFO1LVL8" style:num-format="1">
        <style:list-level-properties/>
      </text:list-level-style-number>
      <text:list-level-style-number text:level="9" text:style-name="WW_CharLFO1LVL9" style:num-format="1">
        <style:list-level-properties/>
      </text:list-level-style-number>
    </text:list-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bullet-char="•">
        <style:list-level-properties text:space-before="0.25in" text:min-label-width="0.25in"/>
      </text:list-level-style-bullet>
      <text:list-level-style-number text:level="2" text:style-name="WW_CharLFO2LVL2" style:num-format="1">
        <style:list-level-properties/>
      </text:list-level-style-number>
      <text:list-level-style-number text:level="3" text:style-name="WW_CharLFO2LVL3" style:num-format="1">
        <style:list-level-properties/>
      </text:list-level-style-number>
      <text:list-level-style-number text:level="4" text:style-name="WW_CharLFO2LVL4" style:num-format="1">
        <style:list-level-properties/>
      </text:list-level-style-number>
      <text:list-level-style-number text:level="5" text:style-name="WW_CharLFO2LVL5" style:num-format="1">
        <style:list-level-properties/>
      </text:list-level-style-number>
      <text:list-level-style-number text:level="6" text:style-name="WW_CharLFO2LVL6" style:num-format="1">
        <style:list-level-properties/>
      </text:list-level-style-number>
      <text:list-level-style-number text:level="7" text:style-name="WW_CharLFO2LVL7" style:num-format="1">
        <style:list-level-properties/>
      </text:list-level-style-number>
      <text:list-level-style-number text:level="8" text:style-name="WW_CharLFO2LVL8" style:num-format="1">
        <style:list-level-properties/>
      </text:list-level-style-number>
      <text:list-level-style-number text:level="9" text:style-name="WW_CharLFO2LVL9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.08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chardt</meta:initial-creator>
    <dc:creator>lynchfamily</dc:creator>
    <meta:creation-date>2019-03-01T16:16:00Z</meta:creation-date>
    <dc:date>2019-03-04T03:14:00Z</dc:date>
    <meta:template xlink:href="Normal" xlink:type="simple"/>
    <meta:editing-cycles>5</meta:editing-cycles>
    <meta:editing-duration>PT23100S</meta:editing-duration>
    <meta:document-statistic meta:page-count="2" meta:paragraph-count="3" meta:word-count="263" meta:character-count="1760" meta:row-count="12" meta:non-whitespace-character-count="1500"/>
  </office:meta>
</office:document-meta>
</file>